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Pictures/100002010000004800000027E2E4584D66CEE3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rbitron" svg:font-family="Orbitron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19.33mm"/>
    </style:style>
    <style:style style:name="co3" style:family="table-column">
      <style:table-column-properties fo:break-before="auto" style:column-width="90.68mm"/>
    </style:style>
    <style:style style:name="co4" style:family="table-column">
      <style:table-column-properties fo:break-before="auto" style:column-width="117.0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69mm"/>
    </style:style>
    <style:style style:name="co7" style:family="table-column">
      <style:table-column-properties fo:break-before="auto" style:column-width="32.12mm"/>
    </style:style>
    <style:style style:name="co8" style:family="table-column">
      <style:table-column-properties fo:break-before="auto" style:column-width="88.23mm"/>
    </style:style>
    <style:style style:name="co9" style:family="table-column">
      <style:table-column-properties fo:break-before="auto" style:column-width="53.9mm"/>
    </style:style>
    <style:style style:name="co10" style:family="table-column">
      <style:table-column-properties fo:break-before="auto" style:column-width="27.76mm"/>
    </style:style>
    <style:style style:name="ro1" style:family="table-row">
      <style:table-row-properties style:row-height="11.1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680059"/>
    </style:style>
    <style:style style:name="ce13" style:family="table-cell" style:parent-style-name="Default" style:data-style-name="N0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fo:color="#620074" style:font-name="Orbitron" fo:font-size="18pt" fo:font-weight="bold" style:font-size-asian="18pt" style:font-weight-asian="bold" style:font-size-complex="18pt" style:font-weight-complex="bold" style:font-relief="embossed"/>
    </style:style>
    <style:style style:name="ce2" style:family="table-cell" style:parent-style-name="Default" style:data-style-name="N0">
      <style:table-cell-properties fo:background-color="#620074"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none"/>
      <style:paragraph-properties fo:text-align="start" fo:margin-left="0mm"/>
    </style:style>
    <style:style style:name="ce4" style:family="table-cell" style:parent-style-name="Default" style:data-style-name="N0">
      <style:table-cell-properties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fo:border="none" style:vertical-align="middle"/>
      <style:text-properties fo:color="#620074" style:font-name="Orbitron" fo:font-size="18pt" fo:font-weight="bold" style:font-size-asian="18pt" style:font-weight-asian="bold" style:font-size-complex="18pt" style:font-weight-complex="bold" style:font-relief="embossed"/>
    </style:style>
    <style:style style:name="ce18" style:family="table-cell" style:parent-style-name="Default">
      <style:text-properties style:font-name="Orbitron" fo:font-size="18pt" style:font-size-asian="18pt" style:font-size-complex="18pt"/>
    </style:style>
    <style:style style:name="ce6" style:family="table-cell" style:parent-style-name="Default">
      <style:table-cell-properties fo:background-color="#620074"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21" style:family="table-cell" style:parent-style-name="Default">
      <style:table-cell-properties fo:background-color="#ffffff" style:vertical-align="middle"/>
      <style:text-properties fo:color="#620074" style:font-name="Orbitron" fo:font-size="18pt" fo:font-weight="bold" style:font-size-asian="18pt" style:font-weight-asian="bold" style:font-size-complex="18pt" style:font-weight-complex="bold" style:font-relief="embossed"/>
    </style:style>
    <style:style style:name="ce10" style:family="table-cell" style:parent-style-name="Default">
      <style:table-cell-properties fo:background-color="#620074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Orbitron"/>
    </style:style>
  </office:automatic-styles>
  <office:body>
    <office:spreadsheet>
      <table:calculation-settings table:automatic-find-labels="false" table:use-regular-expressions="false" table:use-wildcards="true"/>
      <table:table table:name="Node ID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Default"/>
        <table:table-row table:style-name="ro1">
          <table:table-cell table:style-name="ce13">
            <draw:frame table:end-cell-address="'Node IDs'.A1" table:end-x="19.23mm" table:end-y="10.36mm" draw:z-index="0" draw:name="Image 1" draw:style-name="gr1" draw:text-style-name="P1" svg:width="19.23mm" svg:height="10.36mm" svg:x="0mm" svg:y="0mm">
              <draw:image xlink:href="Pictures/100002010000004800000027E2E4584D66CEE3E7.png" xlink:type="simple" xlink:show="embed" xlink:actuate="onLoad">
                <text:p/>
              </draw:image>
            </draw:frame>
          </table:table-cell>
          <table:table-cell table:style-name="ce17" office:value-type="string" calcext:value-type="string">
            <text:p><text:span text:style-name="T1">DomeNode</text:span> CAN-BUS Node IDs</text:p>
          </table:table-cell>
          <table:table-cell table:style-name="ce18"/>
          <table:table-cell table:style-name="ce17"/>
          <table:table-cell table:style-name="ce21" table:number-columns-repeated="1020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Binary ID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Add-on Board/Additional Features</text:p>
          </table:table-cell>
          <table:table-cell table:style-name="ce10"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DEC2BIN([.A3]; 7)" office:value-type="string" office:string-value="0000001" calcext:value-type="string">
            <text:p>0000001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10W RGBW LED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DEC2BIN([.A4]; 7)" office:value-type="string" office:string-value="0000010" calcext:value-type="string">
            <text:p>0000010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DEC2BIN([.A5]; 7)" office:value-type="string" office:string-value="0000011" calcext:value-type="string">
            <text:p>0000011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DEC2BIN([.A6]; 7)" office:value-type="string" office:string-value="0000100" calcext:value-type="string">
            <text:p>0000100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DEC2BIN([.A7]; 7)" office:value-type="string" office:string-value="0000101" calcext:value-type="string">
            <text:p>0000101</text:p>
          </table:table-cell>
          <table:table-cell table:number-columns-repeated="1022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DEC2BIN([.A8]; 7)" office:value-type="string" office:string-value="0000110" calcext:value-type="string">
            <text:p>0000110</text:p>
          </table:table-cell>
          <table:table-cell table:number-columns-repeated="1022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DEC2BIN([.A9]; 7)" office:value-type="string" office:string-value="0000111" calcext:value-type="string">
            <text:p>0000111</text:p>
          </table:table-cell>
          <table:table-cell table:number-columns-repeated="102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DEC2BIN([.A10]; 7)" office:value-type="string" office:string-value="0001000" calcext:value-type="string">
            <text:p>0001000</text:p>
          </table:table-cell>
          <table:table-cell table:number-columns-repeated="102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DEC2BIN([.A11]; 7)" office:value-type="string" office:string-value="0001001" calcext:value-type="string">
            <text:p>0001001</text:p>
          </table:table-cell>
          <table:table-cell table:number-columns-repeated="102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DEC2BIN([.A12]; 7)" office:value-type="string" office:string-value="0001010" calcext:value-type="string">
            <text:p>0001010</text:p>
          </table:table-cell>
          <table:table-cell table:number-columns-repeated="1022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DEC2BIN([.A13]; 7)" office:value-type="string" office:string-value="0001011" calcext:value-type="string">
            <text:p>0001011</text:p>
          </table:table-cell>
          <table:table-cell table:number-columns-repeated="1022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DEC2BIN([.A14]; 7)" office:value-type="string" office:string-value="0001100" calcext:value-type="string">
            <text:p>0001100</text:p>
          </table:table-cell>
          <table:table-cell table:number-columns-repeated="1022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DEC2BIN([.A15]; 7)" office:value-type="string" office:string-value="0001101" calcext:value-type="string">
            <text:p>0001101</text:p>
          </table:table-cell>
          <table:table-cell table:number-columns-repeated="1022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DEC2BIN([.A16]; 7)" office:value-type="string" office:string-value="0001110" calcext:value-type="string">
            <text:p>0001110</text:p>
          </table:table-cell>
          <table:table-cell table:number-columns-repeated="1022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DEC2BIN([.A17]; 7)" office:value-type="string" office:string-value="0001111" calcext:value-type="string">
            <text:p>0001111</text:p>
          </table:table-cell>
          <table:table-cell table:number-columns-repeated="1022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DEC2BIN([.A18]; 7)" office:value-type="string" office:string-value="0010000" calcext:value-type="string">
            <text:p>00100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Maximum number of node IDs is 127</text:p>
          </table:table-cell>
          <table:table-cell table:number-columns-repeated="1023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ction Codes" table:style-name="ta1">
        <office:forms form:automatic-focus="false" form:apply-design-mode="false"/>
        <table:table-column table:style-name="co1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number-columns-repeated="1018" table:default-cell-style-name="Default"/>
        <table:table-row table:style-name="ro1">
          <table:table-cell table:style-name="ce17">
            <draw:frame table:end-cell-address="'Function Codes'.A1" table:end-x="19.23mm" table:end-y="10.36mm" draw:z-index="0" draw:name="Image 1" draw:style-name="gr1" draw:text-style-name="P1" svg:width="19.23mm" svg:height="10.36mm" svg:x="0mm" svg:y="0mm">
              <draw:image xlink:href="Pictures/100002010000004800000027E2E4584D66CEE3E7.png" xlink:type="simple" xlink:show="embed" xlink:actuate="onLoad">
                <text:p/>
              </draw:image>
            </draw:frame>
          </table:table-cell>
          <table:table-cell table:style-name="ce17" office:value-type="string" calcext:value-type="string">
            <text:p>DomeNode CAN-BUS Function Codes </text:p>
          </table:table-cell>
          <table:table-cell table:style-name="ce17" table:number-columns-repeated="4"/>
          <table:table-cell table:style-name="ce21" table:number-columns-repeated="1018"/>
        </table:table-row>
        <table:table-row table:style-name="ro2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Binary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Data Format</text:p>
          </table:table-cell>
          <table:table-cell table:style-name="ce6" office:value-type="string" calcext:value-type="string">
            <text:p>Packet direction</text:p>
          </table:table-cell>
          <table:table-cell table:style-name="ce10" table:number-columns-repeated="1018"/>
        </table:table-row>
        <table:table-row table:style-name="ro2">
          <table:table-cell table:style-name="ce11" office:value-type="float" office:value="0" calcext:value-type="float">
            <text:p>0</text:p>
          </table:table-cell>
          <table:table-cell table:style-name="Default" table:formula="of:=DEC2BIN([.A3]; 4)" office:value-type="string" office:string-value="0000" calcext:value-type="string">
            <text:p>0000</text:p>
          </table:table-cell>
          <table:table-cell table:style-name="Default" office:value-type="string" calcext:value-type="string">
            <text:p>touch_input</text:p>
          </table:table-cell>
          <table:table-cell table:style-name="Default" office:value-type="string" calcext:value-type="string">
            <text:p>Sends a packet when ring touched</text:p>
          </table:table-cell>
          <table:table-cell table:style-name="Default" office:value-type="string" calcext:value-type="string">
            <text:p>Node ID</text:p>
          </table:table-cell>
          <table:table-cell table:style-name="Default" office:value-type="string" calcext:value-type="string">
            <text:p>From nodes</text:p>
          </table:table-cell>
          <table:table-cell table:number-columns-repeated="1018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Default" table:formula="of:=DEC2BIN([.A4]; 4)" office:value-type="string" office:string-value="0001" calcext:value-type="string">
            <text:p>0001</text:p>
          </table:table-cell>
          <table:table-cell office:value-type="string" calcext:value-type="string">
            <text:p>set_pixels</text:p>
          </table:table-cell>
          <table:table-cell office:value-type="string" calcext:value-type="string">
            <text:p>Sets pixels to RGB values in message</text:p>
          </table:table-cell>
          <table:table-cell office:value-type="string" calcext:value-type="string">
            <text:p>9x RGB values</text:p>
          </table:table-cell>
          <table:table-cell office:value-type="string" calcext:value-type="string">
            <text:p>To nodes</text:p>
          </table:table-cell>
          <table:table-cell table:number-columns-repeated="1018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Default" table:formula="of:=DEC2BIN([.A5]; 4)" office:value-type="string" office:string-value="0010" calcext:value-type="string">
            <text:p>0010</text:p>
          </table:table-cell>
          <table:table-cell table:number-columns-repeated="1022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Default" table:formula="of:=DEC2BIN([.A6]; 4)" office:value-type="string" office:string-value="0011" calcext:value-type="string">
            <text:p>0011</text:p>
          </table:table-cell>
          <table:table-cell table:number-columns-repeated="1022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Default" table:formula="of:=DEC2BIN([.A7]; 4)" office:value-type="string" office:string-value="0100" calcext:value-type="string">
            <text:p>0100</text:p>
          </table:table-cell>
          <table:table-cell table:number-columns-repeated="1022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Default" table:formula="of:=DEC2BIN([.A8]; 4)" office:value-type="string" office:string-value="0101" calcext:value-type="string">
            <text:p>0101</text:p>
          </table:table-cell>
          <table:table-cell table:number-columns-repeated="1022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Default" table:formula="of:=DEC2BIN([.A9]; 4)" office:value-type="string" office:string-value="0110" calcext:value-type="string">
            <text:p>0110</text:p>
          </table:table-cell>
          <table:table-cell table:number-columns-repeated="1022"/>
        </table:table-row>
        <table:table-row table:style-name="ro2">
          <table:table-cell table:style-name="ce11" office:value-type="float" office:value="7" calcext:value-type="float">
            <text:p>7</text:p>
          </table:table-cell>
          <table:table-cell table:style-name="Default" table:formula="of:=DEC2BIN([.A10]; 4)" office:value-type="string" office:string-value="0111" calcext:value-type="string">
            <text:p>0111</text:p>
          </table:table-cell>
          <table:table-cell table:number-columns-repeated="1022"/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 table:style-name="Default" table:formula="of:=DEC2BIN([.A11]; 4)" office:value-type="string" office:string-value="1000" calcext:value-type="string">
            <text:p>1000</text:p>
          </table:table-cell>
          <table:table-cell table:number-columns-repeated="1022"/>
        </table:table-row>
        <table:table-row table:style-name="ro2">
          <table:table-cell table:style-name="ce11" office:value-type="float" office:value="9" calcext:value-type="float">
            <text:p>9</text:p>
          </table:table-cell>
          <table:table-cell table:style-name="Default" table:formula="of:=DEC2BIN([.A12]; 4)" office:value-type="string" office:string-value="1001" calcext:value-type="string">
            <text:p>1001</text:p>
          </table:table-cell>
          <table:table-cell table:number-columns-repeated="1022"/>
        </table:table-row>
        <table:table-row table:style-name="ro2">
          <table:table-cell table:style-name="ce11" office:value-type="float" office:value="10" calcext:value-type="float">
            <text:p>10</text:p>
          </table:table-cell>
          <table:table-cell table:style-name="Default" table:formula="of:=DEC2BIN([.A13]; 4)" office:value-type="string" office:string-value="1010" calcext:value-type="string">
            <text:p>1010</text:p>
          </table:table-cell>
          <table:table-cell table:number-columns-repeated="1022"/>
        </table:table-row>
        <table:table-row table:style-name="ro2">
          <table:table-cell table:style-name="ce11" office:value-type="float" office:value="11" calcext:value-type="float">
            <text:p>11</text:p>
          </table:table-cell>
          <table:table-cell table:style-name="Default" table:formula="of:=DEC2BIN([.A14]; 4)" office:value-type="string" office:string-value="1011" calcext:value-type="string">
            <text:p>1011</text:p>
          </table:table-cell>
          <table:table-cell table:number-columns-repeated="1022"/>
        </table:table-row>
        <table:table-row table:style-name="ro2">
          <table:table-cell table:style-name="ce11" office:value-type="float" office:value="12" calcext:value-type="float">
            <text:p>12</text:p>
          </table:table-cell>
          <table:table-cell table:style-name="Default" table:formula="of:=DEC2BIN([.A15]; 4)" office:value-type="string" office:string-value="1100" calcext:value-type="string">
            <text:p>1100</text:p>
          </table:table-cell>
          <table:table-cell table:number-columns-repeated="1022"/>
        </table:table-row>
        <table:table-row table:style-name="ro2">
          <table:table-cell table:style-name="ce11" office:value-type="float" office:value="13" calcext:value-type="float">
            <text:p>13</text:p>
          </table:table-cell>
          <table:table-cell table:style-name="Default" table:formula="of:=DEC2BIN([.A16]; 4)" office:value-type="string" office:string-value="1101" calcext:value-type="string">
            <text:p>1101</text:p>
          </table:table-cell>
          <table:table-cell table:number-columns-repeated="1022"/>
        </table:table-row>
        <table:table-row table:style-name="ro2">
          <table:table-cell table:style-name="ce11" office:value-type="float" office:value="14" calcext:value-type="float">
            <text:p>14</text:p>
          </table:table-cell>
          <table:table-cell table:style-name="Default" table:formula="of:=DEC2BIN([.A17]; 4)" office:value-type="string" office:string-value="1110" calcext:value-type="string">
            <text:p>1110</text:p>
          </table:table-cell>
          <table:table-cell table:number-columns-repeated="1022"/>
        </table:table-row>
        <table:table-row table:style-name="ro2">
          <table:table-cell table:style-name="ce11" office:value-type="float" office:value="15" calcext:value-type="float">
            <text:p>15</text:p>
          </table:table-cell>
          <table:table-cell table:style-name="Default" table:formula="of:=DEC2BIN([.A18]; 4)" office:value-type="string" office:string-value="1111" calcext:value-type="string">
            <text:p>111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Maximum number of function codes is 16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Maximum amount of data in each packet is 8 bytes (64 bits)</text:p>
          </table:table-cell>
          <table:table-cell table:number-columns-repeated="102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rbitron" svg:font-family="Orbitro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5">00/00/0000</text:date>, <text:time style:data-style-name="N2" text:time-value="23:16:59.2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21:59:37.056000000</meta:creation-date>
    <dc:date>2018-08-25T23:17:39.232000000</dc:date>
    <meta:editing-duration>PT1H11M23S</meta:editing-duration>
    <meta:editing-cycles>48</meta:editing-cycles>
    <meta:generator>LibreOffice/6.0.6.2$Windows_X86_64 LibreOffice_project/0c292870b25a325b5ed35f6b45599d2ea4458e77</meta:generator>
    <dc:subject>SHM</dc:subject>
    <dc:title>DomeNode CAN-BUS Node IDs and Function Codes</dc:title>
    <meta:document-statistic meta:table-count="2" meta:cell-count="89" meta:object-count="2"/>
  </office:meta>
</office:document-meta>
</file>